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abdb2" officeooo:paragraph-rsid="001abdb2"/>
    </style:style>
    <style:style style:name="P2" style:family="paragraph" style:parent-style-name="Standard">
      <style:text-properties style:font-name="Times New Roman" officeooo:rsid="001abdb2" officeooo:paragraph-rsid="001abdb2"/>
    </style:style>
    <style:style style:name="P3" style:family="paragraph" style:parent-style-name="Standard" style:list-style-name="L1">
      <style:text-properties style:font-name="Times New Roman" officeooo:rsid="001abdb2" officeooo:paragraph-rsid="001abdb2"/>
    </style:style>
    <style:style style:name="T1" style:family="text">
      <style:text-properties officeooo:rsid="001c5723"/>
    </style:style>
    <style:style style:name="T2" style:family="text">
      <style:text-properties officeooo:rsid="001e3b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Füüsiline kontakt vastasmeeskonnaga keelatud.</text:span></text:p>
      <text:p text:style-name="P1">2. Enda tabamise kood peab koguaeg olema kinnitatud ja katmata.</text:p>
      <text:p text:style-name="P1">3. Kui <text:span text:style-name="T2">sind „hititi”</text:span> (tuleb selle sisuline SMS), jäta kõik <text:span text:style-name="T1">mänguga seonduv </text:span>tegevus koheselt pooleli ja pöördu baasi tagasi.</text:p>
      <text:p text:style-name="P1">4. Serverit ei häki.</text:p>
      <text:p text:style-name="P1"/>
      <text:p text:style-name="P1">Eesmärk:</text:p>
      <text:list xml:id="list5712380756007376763" text:style-name="L1">
        <text:list-item>
          <text:p text:style-name="P3">CT:</text:p>
          <text:list>
            <text:list-item>
              <text:p text:style-name="P3">Takistada meeskonda TR pommi paigaldamast</text:p>
            </text:list-item>
            <text:list-item>
              <text:p text:style-name="P3">„Hittida” kõiki meeskonna TR liikmeid</text:p>
            </text:list-item>
          </text:list>
        </text:list-item>
        <text:list-item>
          <text:p text:style-name="P3">TR:</text:p>
          <text:list>
            <text:list-item>
              <text:p text:style-name="P3">Paigaldada pomm ja mitte lubada meeskonnal CT pommi kahjutuks teha</text:p>
            </text:list-item>
            <text:list-item>
              <text:p text:style-name="P3">„Hittida” kõiki meeskonna CT liikmeid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t" fo:country="E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2:01:16.067164623</meta:creation-date>
    <dc:date>2017-06-03T04:33:49.167406700</dc:date>
    <meta:editing-duration>PT2H32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2" meta:character-count="455" meta:non-whitespace-character-count="400"/>
  </office:meta>
</office:document-meta>
</file>